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fo="urn:oasis:names:tc:opendocument:xmlns:xsl-fo-compatible:1.0" office:version="1.0">
  <office:automatic-styles>
    <style:style style:name="sdm.bold" style:family="table-cell" style:parent-style-name="Default">
      <style:text-properties fo:font-weight="bold"/>
    </style:style>
  </office:automatic-styles>
  <office:body>
    <office:spreadsheet>
      <table:table table:name="Class">
        <table:table-row>
          <table:table-cell office:value-type="string" table:style-name="sdm.bold">
            <text:p>Name</text:p>
          </table:table-cell>
          <table:table-cell office:value-type="string" table:style-name="sdm.bold">
            <text:p>NumAttr</text:p>
          </table:table-cell>
          <table:table-cell office:value-type="string" table:style-name="sdm.bold">
            <text:p>NumOps</text:p>
          </table:table-cell>
          <table:table-cell office:value-type="string" table:style-name="sdm.bold">
            <text:p>NumPubOps</text:p>
          </table:table-cell>
          <table:table-cell office:value-type="string" table:style-name="sdm.bold">
            <text:p>Setters</text:p>
          </table:table-cell>
          <table:table-cell office:value-type="string" table:style-name="sdm.bold">
            <text:p>Getters</text:p>
          </table:table-cell>
          <table:table-cell office:value-type="string" table:style-name="sdm.bold">
            <text:p>Nesting</text:p>
          </table:table-cell>
          <table:table-cell office:value-type="string" table:style-name="sdm.bold">
            <text:p>IFImpl</text:p>
          </table:table-cell>
          <table:table-cell office:value-type="string" table:style-name="sdm.bold">
            <text:p>NOC</text:p>
          </table:table-cell>
          <table:table-cell office:value-type="string" table:style-name="sdm.bold">
            <text:p>NumDesc</text:p>
          </table:table-cell>
          <table:table-cell office:value-type="string" table:style-name="sdm.bold">
            <text:p>NumAnc</text:p>
          </table:table-cell>
          <table:table-cell office:value-type="string" table:style-name="sdm.bold">
            <text:p>DIT</text:p>
          </table:table-cell>
          <table:table-cell office:value-type="string" table:style-name="sdm.bold">
            <text:p>CLD</text:p>
          </table:table-cell>
          <table:table-cell office:value-type="string" table:style-name="sdm.bold">
            <text:p>OpsInh</text:p>
          </table:table-cell>
          <table:table-cell office:value-type="string" table:style-name="sdm.bold">
            <text:p>AttrInh</text:p>
          </table:table-cell>
          <table:table-cell office:value-type="string" table:style-name="sdm.bold">
            <text:p>Dep_Out</text:p>
          </table:table-cell>
          <table:table-cell office:value-type="string" table:style-name="sdm.bold">
            <text:p>Dep_In</text:p>
          </table:table-cell>
          <table:table-cell office:value-type="string" table:style-name="sdm.bold">
            <text:p>NumAssEl_ssc</text:p>
          </table:table-cell>
          <table:table-cell office:value-type="string" table:style-name="sdm.bold">
            <text:p>NumAssEl_sb</text:p>
          </table:table-cell>
          <table:table-cell office:value-type="string" table:style-name="sdm.bold">
            <text:p>NumAssEl_nsb</text:p>
          </table:table-cell>
          <table:table-cell office:value-type="string" table:style-name="sdm.bold">
            <text:p>EC_Attr</text:p>
          </table:table-cell>
          <table:table-cell office:value-type="string" table:style-name="sdm.bold">
            <text:p>IC_Attr</text:p>
          </table:table-cell>
          <table:table-cell office:value-type="string" table:style-name="sdm.bold">
            <text:p>EC_Par</text:p>
          </table:table-cell>
          <table:table-cell office:value-type="string" table:style-name="sdm.bold">
            <text:p>IC_Par</text:p>
          </table:table-cell>
          <table:table-cell office:value-type="string" table:style-name="sdm.bold">
            <text:p>Connectors</text:p>
          </table:table-cell>
          <table:table-cell office:value-type="string" table:style-name="sdm.bold">
            <text:p>InstSpec</text:p>
          </table:table-cell>
          <table:table-cell office:value-type="string" table:style-name="sdm.bold">
            <text:p>LLInst</text:p>
          </table:table-cell>
          <table:table-cell office:value-type="string" table:style-name="sdm.bold">
            <text:p>MsgSent</text:p>
          </table:table-cell>
          <table:table-cell office:value-type="string" table:style-name="sdm.bold">
            <text:p>MsgRecv</text:p>
          </table:table-cell>
          <table:table-cell office:value-type="string" table:style-name="sdm.bold">
            <text:p>MsgSelf</text:p>
          </table:table-cell>
          <table:table-cell office:value-type="string" table:style-name="sdm.bold">
            <text:p>Diags</text:p>
          </table:table-cell>
        </table:table-row>
        <table:table-row>
          <table:table-cell office:value-type="string">
            <text:p>SDMetrics.com.sdmetrics.OpenCor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DMetrics.com.sdmetrics.app.ConsoleMessageHandler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DMetrics.com.sdmetrics.app.MessageHandler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DMetrics.com.sdmetrics.app.MetricData.MetricDataTabl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DMetrics.com.sdmetrics.app.MetricData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DMetrics.com.sdmetrics.app.ModelData.TableInfo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DMetrics.com.sdmetrics.app.ModelData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DMetrics.com.sdmetrics.app.Problem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DMetrics.com.sdmetrics.app.RelationMatrices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DMetrics.com.sdmetrics.app.RuleData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DMetrics.com.sdmetrics.metrics.MetricsEngine.MetricValuesCache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DMetrics.com.sdmetrics.metrics.MetricsEngine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DMetrics.com.sdmetrics.metrics.SDMetricsException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DMetrics.com.sdmetrics.metrics.Metric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DMetrics.com.sdmetrics.metrics.MatrixEngine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DMetrics.com.sdmetrics.metrics.MatrixData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DMetrics.com.sdmetrics.metrics.RuleEngine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DMetrics.com.sdmetrics.metrics.MetricStore.WordList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DMetrics.com.sdmetrics.metrics.MetricStore.MetricParser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DMetrics.com.sdmetrics.metrics.MetricStore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DMetrics.com.sdmetrics.metrics.RuleFilter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DMetrics.com.sdmetrics.metrics.RuleViolation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DMetrics.com.sdmetrics.metrics.AbstractProcedure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DMetrics.com.sdmetrics.metrics.ProcedureAttributes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DMetrics.com.sdmetrics.metrics.Variables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DMetrics.com.sdmetrics.metrics.FilterAttributeProcessor.FilteringIterator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DMetrics.com.sdmetrics.metrics.FilterAttributeProcessor</text:p>
          </table:table-cell>
          <table:table-cell office:value-type="float" office:value="22">
            <text:p>22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DMetrics.com.sdmetrics.metrics.ChangeDirectionsAdapter.T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DMetrics.com.sdmetrics.metrics.ChangeDirectionsAdapter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DMetrics.com.sdmetrics.metrics.StronglyConnectedComponents.T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DMetrics.com.sdmetrics.metrics.StronglyConnectedComponents.Graph.T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DMetrics.com.sdmetrics.metrics.StronglyConnectedComponents.NodeInfo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DMetrics.com.sdmetrics.metrics.StronglyConnectedComponents</text:p>
          </table:table-cell>
          <table:table-cell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DMetrics.com.sdmetrics.metrics.Description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DMetrics.com.sdmetrics.metrics.ElementGraph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DMetrics.com.sdmetrics.metrics.Glossary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DMetrics.com.sdmetrics.metrics.MetricEntry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DMetrics.com.sdmetrics.metrics.Matrix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DMetrics.com.sdmetrics.metrics.Set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DMetrics.com.sdmetrics.metrics.MetricProcedur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DMetrics.com.sdmetrics.metrics.MetricProcedureAttributeValu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DMetrics.com.sdmetrics.metrics.MetricProcedureCompar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DMetrics.com.sdmetrics.metrics.MetricProcedureCompoun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DMetrics.com.sdmetrics.metrics.MetricProcedureConnectedComponents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DMetrics.com.sdmetrics.metrics.MetricProcedureCoun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DMetrics.com.sdmetrics.metrics.MetricProcedureFilterValu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DMetrics.com.sdmetrics.metrics.MetricProcedureNesting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DMetrics.com.sdmetrics.metrics.MetricProcedureProjectio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DMetrics.com.sdmetrics.metrics.MetricProcedureSetOperatio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DMetrics.com.sdmetrics.metrics.MetricProcedureSignatur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DMetrics.com.sdmetrics.metrics.MetricProcedureSubelements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DMetrics.com.sdmetrics.metrics.SummationHelper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DMetrics.com.sdmetrics.metrics.MetricProcedureValuesetOperatio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DMetrics.com.sdmetrics.metrics.MetricProcedureCache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DMetrics.com.sdmetrics.metrics.SetProcedureCache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DMetrics.com.sdmetrics.metrics.RuleProcedureCache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DMetrics.com.sdmetrics.metrics.Reference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DMetrics.com.sdmetrics.metrics.Rule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DMetrics.com.sdmetrics.metrics.ProcedureCache.T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DMetrics.com.sdmetrics.metrics.ProcedureCache.ProcedureInfo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DMetrics.com.sdmetrics.metrics.ProcedureCache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DMetrics.com.sdmetrics.metrics.MetricTools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DMetrics.com.sdmetrics.metrics.SetProcedur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DMetrics.com.sdmetrics.metrics.RuleProcedure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DMetrics.com.sdmetrics.metrics.RuleProcedureCycl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DMetrics.com.sdmetrics.metrics.RuleProcedureSe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DMetrics.com.sdmetrics.metrics.RuleProcedureViolatio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DMetrics.com.sdmetrics.metrics.SetProcedureCompare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DMetrics.com.sdmetrics.metrics.SetProcedureCompoun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DMetrics.com.sdmetrics.metrics.SetProcedureProjectio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DMetrics.com.sdmetrics.metrics.SetProcedureSubelements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DMetrics.com.sdmetrics.metrics.SetSummationHelper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DMetrics.com.sdmetrics.model.MetaModelElement.MetaModelElementAttribute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DMetrics.com.sdmetrics.model.MetaModelElement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DMetrics.com.sdmetrics.model.ModelElement.ElementOrderComparator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DMetrics.com.sdmetrics.model.ModelElement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95">
            <text:p>9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DMetrics.com.sdmetrics.model.Model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DMetrics.com.sdmetrics.model.MetaModel.MetaModelParser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DMetrics.com.sdmetrics.model.MetaModel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DMetrics.com.sdmetrics.model.ElementFilters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DMetrics.com.sdmetrics.model.XMIContextStack.Context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DMetrics.com.sdmetrics.model.XMIContextStack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DMetrics.com.sdmetrics.model.XMITransformation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DMetrics.com.sdmetrics.model.XMITrigger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DMetrics.com.sdmetrics.model.XMIReader.DeferredRelation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DMetrics.com.sdmetrics.model.XMIReader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DMetrics.com.sdmetrics.model.XMITransformations.XMITranformationsParser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DMetrics.com.sdmetrics.model.XMITransformations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DMetrics.com.sdmetrics.cmdline.CommandLineParser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DMetrics.com.sdmetrics.cmdline.CommandLineProcessorOC.CmdLineMessageHandle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DMetrics.com.sdmetrics.cmdline.CommandLineProcessorOC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DMetrics.com.sdmetrics.output.ExportFormatter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DMetrics.com.sdmetrics.output.DataExportConfiguration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DMetrics.com.sdmetrics.output.CSVExporter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DMetrics.com.sdmetrics.output.OverwriteConfirmatio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DMetrics.com.sdmetrics.output.DataExporter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DMetrics.com.sdmetrics.output.ExportFormatterFactory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DMetrics.com.sdmetrics.output.HTMLExporter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DMetrics.com.sdmetrics.output.ODSExporter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DMetrics.com.sdmetrics.output.SXCExporter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DMetrics.com.sdmetrics.output.TextExporter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DMetrics.com.sdmetrics.output.XMLSSExporter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DMetrics.com.sdmetrics.math.ExpressionNode</text:p>
          </table:table-cell>
          <table:table-cell office:value-type="float" office:value="24">
            <text:p>24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DMetrics.com.sdmetrics.math.ExpressionParser.ParserException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DMetrics.com.sdmetrics.math.ExpressionParser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DMetrics.com.sdmetrics.math.HashMultiSet.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DMetrics.com.sdmetrics.math.HashMultiSet.HashMultiSetIterator</text:p>
          </table:table-cell>
          <table:table-cell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DMetrics.com.sdmetrics.math.HashMultiSet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DMetrics.com.sdmetrics.math.IntegerMatrix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DMetrics.com.sdmetrics.math.MappedCollectionsIterator.T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DMetrics.com.sdmetrics.math.MappedCollectionsIterator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DMetrics.com.sdmetrics.util.SAXHandler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DMetrics.com.sdmetrics.util.VersionInfo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DMetrics.com.sdmetrics.util.XMLParser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language="en" fo:country="US" style:font-name-asian="HG Mincho Light J" style:language-asian="zxx" style:country-asian="none" style:font-name-complex="Arial Unicode MS" style:language-complex="zxx" style:country-complex="none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pm1">
      <style:page-layout-properties fo:page-width="20.999cm" fo:page-height="29.699cm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2-24">24.02.2008</text:date>, <text:time>08:01:1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Win32 OpenOffice.org_project/680m6$Build-9095</meta:generator>
    <meta:initial-creator>SDMetrics</meta:initial-creator>
    <dc:creator>SDMetrics</dc:creator>
    <dc:language>en-US</dc:language>
  </office:meta>
</office:document-meta>
</file>